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4.186cm" fo:min-width="17.47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4.214cm" fo:min-width="13.6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text-align="start" style:writing-mode="lr-tb"/>
      <style:text-properties fo:font-size="72pt" style:font-size-asian="72pt" style:font-size-complex="72p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text-position="0% 100%" fo:font-size="72pt" style:font-size-asian="72pt" style:font-size-complex="72pt"/>
    </style:style>
    <style:style style:name="T1" style:family="text">
      <style:text-properties style:text-position="0% 100%" fo:font-size="72pt" style:font-size-asian="72pt" style:font-size-complex="72pt"/>
    </style:style>
    <style:style style:name="T2" style:family="text">
      <style:text-properties style:text-position="-8% 58%" fo:font-size="72pt" style:font-size-asian="72pt" style:font-size-complex="7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72pt" fo:font-style="normal" fo:text-shadow="none" style:text-underline-style="none" fo:font-weight="normal" style:letter-kerning="true" style:font-name-asian="Noto Sans CJK SC" style:font-size-asian="72pt" style:font-style-asian="normal" style:font-weight-asian="normal" style:font-name-complex="Free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72pt" fo:font-style="normal" fo:text-shadow="none" style:text-underline-style="none" fo:font-weight="normal" style:letter-kerning="true" style:font-name-asian="Noto Sans CJK SC" style:font-size-asian="72pt" style:font-style-asian="normal" style:font-weight-asian="normal" style:font-name-complex="Free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fo:font-size="36pt" style:font-size-asian="36pt" style:font-size-complex="36pt"/>
    </style:style>
    <style:style style:name="T6" style:family="text">
      <style:text-properties style:text-position="0% 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978cm" svg:height="17.273cm" svg:x="4.762cm" svg:y="1.377cm">
          <draw:text-box>
            <text:p text:style-name="P1"><text:span text:style-name="T1">q</text:span><text:span text:style-name="T2">0,0</text:span></text:p>
            <text:p text:style-name="P1"><text:span text:style-name="T1">q</text:span><text:span text:style-name="T2">1,0 <text:s/></text:span><text:span text:style-name="T1">q</text:span><text:span text:style-name="T2">1,1</text:span></text:p>
            <text:p text:style-name="P1"><text:span text:style-name="T1">q</text:span><text:span text:style-name="T2">2,0 <text:s/></text:span><text:span text:style-name="T1">q</text:span><text:span text:style-name="T2">2,1 <text:s/></text:span><text:span text:style-name="T1">q</text:span><text:span text:style-name="T2">2,2</text:span></text:p>
            <text:p text:style-name="P2"><text:span text:style-name="T1">q</text:span><text:span text:style-name="T2">3,0 <text:s/></text:span><text:span text:style-name="T1">q</text:span><text:span text:style-name="T2">3,1 <text:s/></text:span><text:span text:style-name="T1">q</text:span><text:span text:style-name="T2">3,2 <text:s/></text:span><text:span text:style-name="T1">q</text:span><text:span text:style-name="T2">3,3</text:span></text:p>
            <text:p text:style-name="P2"><text:span text:style-name="T2"><text:s/>…</text:span></text:p>
            <text:p text:style-name="P2"><text:span text:style-name="T3">q</text:span><text:span text:style-name="T4">n,0 <text:s/></text:span><text:span text:style-name="T3">q</text:span><text:span text:style-name="T4">n,1 <text:s text:c="4"/>… <text:s text:c="3"/></text:span><text:span text:style-name="T1">q</text:span><text:span text:style-name="T2">n,n</text:span></text:p>
          </draw:text-box>
        </draw:frame>
        <draw:frame draw:style-name="gr2" draw:text-style-name="P4" draw:layer="layout" svg:width="14.17cm" svg:height="14.464cm" svg:x="25.717cm" svg:y="2.54cm">
          <draw:text-box>
            <text:p text:style-name="P1"><text:span text:style-name="T1">q</text:span><text:span text:style-name="T2">i,j</text:span></text:p>
            <text:p text:style-name="P1"><text:span text:style-name="T5"/></text:p>
            <text:p text:style-name="P1"><text:span text:style-name="T6">i</text:span><text:span text:style-name="T5"> is the length of </text:span></text:p>
            <text:p text:style-name="P1"><text:span text:style-name="T5">greatest sequence</text:span></text:p>
            <text:p text:style-name="P1"><text:span text:style-name="T5">so far.</text:span></text:p>
            <text:p text:style-name="P1"><text:span text:style-name="T5"/></text:p>
            <text:p text:style-name="P1"><text:span text:style-name="T6">j</text:span><text:span text:style-name="T5"> is the counter of 1s</text:span></text:p>
            <text:p text:style-name="P1"><text:span text:style-name="T5">sequence the machine </text:span></text:p>
            <text:p text:style-name="P1"><text:span text:style-name="T5">is running on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3.1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3T18:03:52.710193525</meta:creation-date>
    <dc:date>2020-11-30T13:17:59.353666610</dc:date>
    <meta:editing-duration>PT1H7M23S</meta:editing-duration>
    <meta:editing-cycles>8</meta:editing-cycles>
    <meta:generator>LibreOffice/7.0.2.2$Linux_X86_64 LibreOffice_project/00$Build-2</meta:generator>
    <meta:document-statistic meta:object-count="2"/>
  </office:meta>
</office:document-meta>
</file>